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text-properties fo:language="nb" fo:country="NO"/>
    </style:style>
    <style:style style:name="P3" style:family="paragraph" style:parent-style-name="Brodtekst">
      <style:text-properties fo:language="nb" fo:country="NO" officeooo:rsid="000ed738" officeooo:paragraph-rsid="000ed738"/>
    </style:style>
    <style:style style:name="P4" style:family="paragraph" style:parent-style-name="Brodtekst">
      <style:text-properties fo:language="nb" fo:country="NO" officeooo:paragraph-rsid="0010b89b"/>
    </style:style>
    <style:style style:name="P5" style:family="paragraph" style:parent-style-name="Brodtekst">
      <style:text-properties fo:language="nb" fo:country="NO" officeooo:rsid="002fccb8" officeooo:paragraph-rsid="002fccb8"/>
    </style:style>
    <style:style style:name="P6" style:family="paragraph" style:parent-style-name="_33_DUO_5f_Overskrift">
      <style:text-properties fo:language="nb" fo:country="NO"/>
    </style:style>
    <style:style style:name="P7" style:family="paragraph" style:parent-style-name="_31_DUO_5f_Overskrift" style:master-page-name="First_20_Page">
      <style:paragraph-properties style:page-number="1"/>
      <style:text-properties fo:language="nb" fo:country="NO"/>
    </style:style>
    <style:style style:name="P8" style:family="paragraph" style:parent-style-name="Brodtekst">
      <style:text-properties fo:language="nb" fo:country="NO" fo:font-style="normal" officeooo:rsid="00207a55" officeooo:paragraph-rsid="00207a55" style:font-style-asian="normal" style:font-style-complex="normal"/>
    </style:style>
    <style:style style:name="P9" style:family="paragraph" style:parent-style-name="Brodtekst">
      <style:text-properties fo:language="nb" fo:country="NO" fo:font-style="normal" officeooo:rsid="00207a55" officeooo:paragraph-rsid="003017a3" style:font-style-asian="normal" style:font-style-complex="normal"/>
    </style:style>
    <style:style style:name="P10" style:family="paragraph" style:parent-style-name="Brodtekst">
      <style:text-properties fo:language="nb" fo:country="NO" officeooo:rsid="000ed738" officeooo:paragraph-rsid="000ed738"/>
    </style:style>
    <style:style style:name="P11" style:family="paragraph" style:parent-style-name="Brodtekst">
      <style:text-properties fo:language="nb" fo:country="NO" officeooo:rsid="0010b89b" officeooo:paragraph-rsid="0010b89b"/>
    </style:style>
    <style:style style:name="T1" style:family="text">
      <style:text-properties fo:language="nb" fo:country="NO" fo:font-style="italic" officeooo:rsid="002e5565"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31699" style:font-style-asian="normal" style:font-style-complex="normal"/>
    </style:style>
    <style:style style:name="T5" style:family="text">
      <style:text-properties officeooo:rsid="0010b89b"/>
    </style:style>
    <style:style style:name="T6" style:family="text">
      <style:text-properties officeooo:rsid="0011c7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tnometodologi og teoretisering</text:h>
      <text:p text:style-name="Brodtekst"/>
      <text:p text:style-name="Brodtekst"><text:span text:style-name="T1">«The rise in social computing (based on social production and mass collaboration) has facilitated a shift from consumer cultures grounded in an industrialized information economy (specialized in producing finished goods to be consumed passively) to cultures of participation in a networked information economy (in which all people are provided with the means to participate actively in personally meaningful problems). These developments represent unique and fundamental opportunities and challenges for rethinking and reinventing learning and education.» </text:span><text:reference-mark-start text:name="ZOTERO_ITEM CSL_CITATION {&quot;citationID&quot;:&quot;xnoIRxAo&quot;,&quot;properties&quot;:{&quot;formattedCitation&quot;:&quot;(Fischer, 2009, p. 1)&quot;,&quot;plainCitation&quot;:&quot;(Fischer, 2009, p. 1)&quot;,&quot;noteIndex&quot;:0},&quot;citationItems&quot;:[{&quot;id&quot;:25,&quot;uris&quot;:[&quot;http://zotero.org/users/2931661/items/CNA8X6KR&quot;],&quot;uri&quot;:[&quot;http://zotero.org/users/2931661/items/CNA8X6KR&quot;],&quot;itemData&quot;:{&quot;id&quot;:25,&quot;type&quot;:&quot;paper-conference&quot;,&quot;title&quot;:&quot;Cultures of participation and social computing: Rethinking and reinventing learning and education&quot;,&quot;container-title&quot;:&quot;2009 Ninth IEEE International Conference on Advanced Learning Technologies&quot;,&quot;publisher&quot;:&quot;IEEE&quot;,&quot;page&quot;:&quot;1–5&quot;,&quot;author&quot;:[{&quot;family&quot;:&quot;Fischer&quot;,&quot;given&quot;:&quot;Gerhard&quot;}],&quot;issued&quot;:{&quot;date-parts&quot;:[[&quot;2009&quot;]]}},&quot;locator&quot;:&quot;1&quot;}],&quot;schema&quot;:&quot;https://github.com/citation-style-language/schema/raw/master/csl-citation.json&quot;} RNDBylLDc70JF"/>(Fischer, 2009, p. 1)<text:reference-mark-end text:name="ZOTERO_ITEM CSL_CITATION {&quot;citationID&quot;:&quot;xnoIRxAo&quot;,&quot;properties&quot;:{&quot;formattedCitation&quot;:&quot;(Fischer, 2009, p. 1)&quot;,&quot;plainCitation&quot;:&quot;(Fischer, 2009, p. 1)&quot;,&quot;noteIndex&quot;:0},&quot;citationItems&quot;:[{&quot;id&quot;:25,&quot;uris&quot;:[&quot;http://zotero.org/users/2931661/items/CNA8X6KR&quot;],&quot;uri&quot;:[&quot;http://zotero.org/users/2931661/items/CNA8X6KR&quot;],&quot;itemData&quot;:{&quot;id&quot;:25,&quot;type&quot;:&quot;paper-conference&quot;,&quot;title&quot;:&quot;Cultures of participation and social computing: Rethinking and reinventing learning and education&quot;,&quot;container-title&quot;:&quot;2009 Ninth IEEE International Conference on Advanced Learning Technologies&quot;,&quot;publisher&quot;:&quot;IEEE&quot;,&quot;page&quot;:&quot;1–5&quot;,&quot;author&quot;:[{&quot;family&quot;:&quot;Fischer&quot;,&quot;given&quot;:&quot;Gerhard&quot;}],&quot;issued&quot;:{&quot;date-parts&quot;:[[&quot;2009&quot;]]}},&quot;locator&quot;:&quot;1&quot;}],&quot;schema&quot;:&quot;https://github.com/citation-style-language/schema/raw/master/csl-citation.json&quot;} RNDBylLDc70JF"/></text:p>
      <text:p text:style-name="P5"><text:span text:style-name="T4">E</text:span><text:span text:style-name="T3">velyn Ruppert, John Law og Mike Savage advarer mot å </text:span></text:p>
      <text:p text:style-name="P8"/>
      <text:p text:style-name="P9">Den voksende innflytelsen de amerikanske ’tech gigantene’ hadde som aktører i norsk skole er en sak jeg ser begynner å treffe medias søkelys i skrivende stund (andre halvdel av 2018). De relative størrelsene mellom disse ’økosystemene’ og skolen som et stort læringsmiljø ble plutselig interessant, for skolene tar nå valg basert på andre hensyn enn tidligere.. (se artikkel). I alle andre studier av bruken av høy-teknologiske verktøy i skolen jeg hadde lest fremsto teknologien som enkel; den var sett som fraværende, eller studert igjennom en ’best-practice’ linse behandlet teknologien innenfor klasserommets rammer. Det var nødvendig å forsøke å forstå hvordan digitaliseringen av skolen endret hva skolen <text:span text:style-name="T2">er</text:span>. Ikke bare ønsket jeg å prøve å forstå IT-industrien som en størrelse som endret skolen, men jeg ønsket samtidig å prøve å forstå hvordan skolen som en størrelse endret IT-industrien. I det minste innen det utdanningsteknologiske feltet. Jeg hadde observert en ko-modifikasjon av utdanningsteknologi, slik som LMS, innenfor den eksperimentelle kulturen i skolen. Fasileteringen av en digital læringsidentitet i skolen utfordret LMS teknologien slik den er.</text:p>
      <text:p text:style-name="P2"/>
      <text:p text:style-name="P3">Jeg har ønsket å studere tilkoblingen av skolen, elever og lærere, uten teoretiske rettningslinjer. Å studere sosiale nettverk som informasjonsinfrastruktur.</text:p>
      <text:p text:style-name="P2"/>
      <text:h text:style-name="P6" text:outline-level="3"><text:soft-page-break/>Tre kontekster <text:span text:style-name="T6">i utdanningssystemet</text:span></text:h>
      <text:p text:style-name="P3">- <text:span text:style-name="T5">sosio-tekniske forestillinger. Ekspert-kulturer.</text:span></text:p>
      <text:p text:style-name="P3">- ansvar og regnskap</text:p>
      <text:p text:style-name="P3">- <text:span text:style-name="T6">har studert den digitaliserte skolen som en lokasjon som på performativt vis eksisterer på forskjellige skala.</text:span></text:p>
      <text:p text:style-name="P2"/>
      <text:h text:style-name="P6" text:outline-level="3"><text:span text:style-name="T6">D</text:span>eltagelse og <text:span text:style-name="T6">etnografien av ekspert-kulturer</text:span></text:h>
      <text:p text:style-name="P11">- Mulig å gjøre ved å følge en sak; utdanningens rolle i Stor Data-samfunnet og/eller nettverk-økonomien.</text:p>
      <text:p text:style-name="P4">- <text:span text:style-name="T6">Kritiske studier forutsetter at Stor Data brukes i skolen, om så av private aktører i markedet. Et unntak er lærere som bruker google sheets. På den annen side har en såkalte best-practice studier, eller studier som ser seg som en ’del’ av skolen. De knytter teknologi til skolen igjennom sin ekspertise om mulighetene. Det er disse de kritiske forskere reagerer mot og egentlig skriver om. Denne ekspertisen forståes som del av en større skala; samfunnet. Likevel brukes det mange maskiner som definerer skolen i like stor grad som samfunnet ellers. Hvordan blir denne grensen til.</text:span></text:p>
      <text:p text:style-name="P4">- <text:span text:style-name="T5">Måtte gå dypt inn i nerde- og skolekultur for å kun å studere forskjellige former for omsorg. Hvordan </text:span></text:p>
      <text:p text:style-name="P2"/>
      <text:p text:style-name="P2"/>
      <text:p text:style-name="P2"/>
      <text:p text:style-name="P2"/>
      <text:p text:style-name="P2"/>
      <text:p text:style-name="P2"/>
      <text:h text:style-name="P6" text:outline-level="3"><text:soft-page-break/>En etnografi av informasjonsinfrastruktur</text:h>
      <text:p text:style-name="P2"/>
      <text:p text:style-name="P2">- Teaching crowds. Det er skrevet mye om MOOCs, men ’Online talks’ slik som Ted-talk er blitt en svært viktig sjanger for hvordan vi deler kunnskap og informasjon.</text:p>
      <text:p text:style-name="P2"/>
      <text:h text:style-name="P6" text:outline-level="3">En manglende forståelse for nettverkene av nettverk</text:h>
      <text:h text:style-name="P6" text:outline-level="3">Tidligere studier av digitale verktøy i skolen</text:h>
      <text:p text:style-name="P2">Bruken av digitale verktøy i læringen fått nokså stor oppmerksomhet innen utdanningsvitenskapen (?) siden 1980-tallet, med pionerer slik som ... I senere tider har bruken av datamaskiner og nettbrett vært studert i klasserommet. Men i svært liten grad har man studert bruken av digitale verktøy i skolen som organisasjon og som marked.</text:p>
      <text:p text:style-name="P2"/>
      <text:p text:style-name="P2">LMS reklamerer med at skoler, lærere og elever skal tilkobles (be conected). Dette er en forestilling om samarbeid og felles utvikling, men nettverkene som sammenkobler institusjonene skaper også grunnlaget for konkurranse. </text:p>
      <text:p text:style-name="P2"/>
      <text:p text:style-name="P2"/>
      <text:h text:style-name="P6" text:outline-level="3">Sosio-tekniske forestillingen om læring2.0</text:h>
      <text:p text:style-name="P2">-Det post-Cautianske.. Læring2.0: sies å kunne faselitere en slags ny moral sterkt tilknyttet ’fri programvare’ og uformelle nettverk og organisasjoner. Kan sosiale medier forståes som slike organisasjoner? I alle fall har sosiale nettverk blitt fremstilt som sentrale i transformasjonen av skolen. Eller hvordan kan vi forstå utdanningens rolle i våres algoritmiske liv? </text:p>
      <text:p text:style-name="P2">-Hvordan skal vi begynne å tenke om de nye formene for kalkulasjon som vokser frem med digital databehandling/beregning (computation) – slik som Watson?</text:p>
      <text:p text:style-name="P2"><text:soft-page-break/>-Verdisettingen av dybdelæring som kvalitet for den enkelte.</text:p>
      <text:p text:style-name="P2">- Eksperter og det digitale; policy nettverk og eksperter ’på’ det digitale (NOU, IKTsentret) og konstruksjonen av ny ekspertise ’i’ det digitale.</text:p>
      <text:p text:style-name="P2">- Likevel forstår jeg ekspertisen (og deres juridiske grensearbeid) ut fra de digitale verktøyene. *Når barna søkte i google og fant populære amerikanske julesanger på italiensk var de en offentlighet tilknyttet google sin moral om det globale demokratiet. Skolen ble også nødt til å forandre grensene i sine institusjoner for å kunne faselitere disse ’interessene’.</text:p>
      <text:p text:style-name="P2"/>
      <text:h text:style-name="P6" text:outline-level="3">En sosio-materiel eller sosio-ontologisk tilnærming?</text:h>
      <text:p text:style-name="P2">-Den sosio-materielle trenden</text:p>
      <text:p text:style-name="P2">-STS distinksjonen: å forske på forskere. Representerer denne trenden fremveksten av en offentlighet og et «politisk» forsøk på å faselitere Utdanningsteknologi?</text:p>
      <text:p text:style-name="P2">-Utdanningsteknologi er ikke nytt, men det handler om hvordan vi forstår/forestiller oss det.</text:p>
      <text:p text:style-name="P2">-Vygotsky, Lacan, Bourieu, Foucault og den ontologiske vendingen i utdanningsforskning.</text:p>
      <text:p text:style-name="P2">-CHANT og disposition/dispotif spørsmålet</text:p>
      <text:p text:style-name="P2">-Kampen med det post-humane i sosio-materiel forskning: Sørensens enestående studie.</text:p>
      <text:p text:style-name="P2"/>
      <text:h text:style-name="P6" text:outline-level="3">Menneskeliggjøring av ’Kunstig Intelligens’: ANT, feminisme og Foucault</text:h>
      <text:p text:style-name="P2">-Det bio-digitale barnet.</text:p>
      <text:p text:style-name="P2">-Asdal og Druglitrø: menneskegjøringen av voksende/utviklende barn.</text:p>
      <text:p text:style-name="P2">-Betydningen av utvikling: organisasjonsstudier og det organisatoriske nivået.</text:p>
      <text:p text:style-name="P2">-Læringsanalyse: learning analysis and analytics; teaching analytics and learning analytics.</text:p>
      <text:p text:style-name="P2"><text:soft-page-break/>-Stor Data: data interfaces (teknisk og analytisk) og gjenskapelsen av juridiske grenser.</text:p>
      <text:p text:style-name="P2">-Sikkerhet og markeder: menneske-sentrert teori og teknifiseringen av (opp)læring</text:p>
      <text:p text:style-name="P2"/>
      <text:h text:style-name="P6" text:outline-level="3">Læring som objekt</text:h>
      <text:p text:style-name="P2">-Livslang læring som sak og den digitale læringsidentiteten</text:p>
      <text:p text:style-name="P2">-Aktivitetsdata og bærbar (wearable) / intelligens <text:span text:style-name="T2">augmentasjon</text:span></text:p>
      <text:p text:style-name="P2"><text:span text:style-name="T2">-</text:span><text:span text:style-name="T3">Post-konstruktivismen? Post-strukturialismen og ’emergence’ i C</text:span><text:span text:style-name="T2">onectivismen</text:span></text:p>
      <text:p text:style-name="P2"/>
      <text:p text:style-name="P2"/>
      <text:h text:style-name="P6" text:outline-level="3">Dybdelæring: Kalkulasjon, kvalkulasjon og ild-rom</text:h>
      <text:p text:style-name="P2"><text:span text:style-name="T2">-</text:span><text:span text:style-name="T3">Former (rom) for tilstedeværelse (presence) og skjermens rom</text:span><text:span text:style-name="T2">.</text:span></text:p>
      <text:p text:style-name="P2">-Min interesse for robotisering og generalisering: å observere det/den observerende.</text:p>
      <text:p text:style-name="P2">-Feedback, agency and IA</text:p>
      <text:p text:style-name="P2"/>
      <text:p text:style-name="P2"/>
      <text:p text:style-name="P2"/>
      <text:p text:style-name="P2"/>
      <text:p text:style-name="P2">-gjenskapelsen av grenser.</text:p>
      <text:p text:style-name="P2"/>
      <text:p text:style-name="P2">Jeg skriver om konstruksjonen av en digital læringsidentitet som informasjonsinfrastruktur i utdanningen, og som et kalkulasjonsverktøy. </text:p>
      <text:p text:style-name="P2"><text:soft-page-break/></text:p>
      <text:p text:style-name="P2">Hvordan er <text:span text:style-name="T2">dybdelæring </text:span><text:span text:style-name="T3">en epistemisk ting og/eller et grenseobjekt. Hvordan reproduseres forskjell og hvordan gjøres </text:span><text:span text:style-name="T2">differens </text:span><text:span text:style-name="T3">mellom skoler når Norge forsøker å garantere kvaliteten i utdanningsmonopol innen offentlig utdanning? </text:span></text:p>
      <text:p text:style-name="P2"/>
      <text:p text:style-name="P2">Det gjøres ved å forsøke å etablere kvalitative forskjeller og distinksjoner blant resultater i skolenes slik at skolen eller dens lærere ikke må stå til regnskap for resultatet alene. Istedenfor skal UDIR garantere kvalitet på en sånn måte at ... </text:p>
      <text:p text:style-name="P2">Det er en sak som har gått fra UDIR opp til KD sitt mandat. Dette kan beskrives som måling og testing. Dette er kontroversielt, men også grunnlaget for en ide om at tester kan fases ut. </text:p>
      <text:p text:style-name="P2"/>
      <text:p text:style-name="P2"/>
      <text:p text:style-name="P2"/>
      <text:p text:style-name="P2"/>
      <text:p text:style-name="P2">Asdal: </text:p>
      <text:p text:style-name="P2"/>
      <text:p text:style-name="P2">Hvordan <text:span text:style-name="T2">ble</text:span> Miljøet en sak. </text:p>
      <text:p text:style-name="P2"/>
      <text:p text:style-name="P2"/>
      <text:p text:style-name="P2">Star og Bowker:</text:p>
      <text:p text:style-name="P2"/>
      <text:p text:style-name="P2">Konstruksjonen av informasjonsinfrastruktur.</text:p>
      <text:p text:style-name="P2"/>
      <text:p text:style-name="P2"><text:soft-page-break/></text:p>
      <text:p text:style-name="P2">Rheinberger:</text:p>
      <text:p text:style-name="P2"/>
      <text:p text:style-name="P2">Konstruksjonen av et eksperimentelt system og <text:span text:style-name="T2">difference</text:span> av epistemiske objekter</text:p>
      <text:p text:style-name="P2"/>
      <text:p text:style-name="P2"/>
      <text:p text:style-name="P2"/>
      <text:p text:style-name="P2"/>
      <text:p text:style-name="P2">Teaching crowds – Web2.0</text:p>
      <text:p text:style-name="P2"/>
      <text:p text:style-name="P2"/>
      <text:p text:style-name="P2"/>
      <text:p text:style-name="P2"/>
      <text:p text:style-name="P2">Windows of perception – synkronitet</text:p>
      <text:p text:style-name="P2"/>
      <text:p text:style-name="P2">Bauer: the many seeing the few</text:p>
      <text:p text:style-name="P2"/>
      <text:p text:style-name="P2"/>
      <text:p text:style-name="P2">Algorithmic life </text:p>
      <text:p text:style-name="P2"/>
      <text:p text:style-name="P2"/>
      <text:p text:style-name="P2"><text:bookmark text:name="_Toc333304540"/><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VII</text:page-number></text:p>
        <text:p text:style-name="Footer"/>
      </style:footer>
      <style:footer-left>
        <text:p text:style-name="Footer"><text:page-number text:select-page="current">VI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9</meta:editing-cycles>
    <meta:print-date>2009-03-06T08:41:00</meta:print-date>
    <meta:creation-date>2012-08-21T07:27:00</meta:creation-date>
    <dc:date>2018-10-22T09:23:31.025218438</dc:date>
    <meta:editing-duration>PT26M24S</meta:editing-duration>
    <meta:generator>LibreOffice/6.0.6.2$Linux_X86_64 LibreOffice_project/00m0$Build-2</meta:generator>
    <meta:document-statistic meta:table-count="0" meta:image-count="0" meta:object-count="0" meta:page-count="8" meta:paragraph-count="66" meta:word-count="1080" meta:character-count="7652" meta:non-whitespace-character-count="6622"/>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cHAZ4T2r"/&gt;&lt;style id="http://www.zotero.org/styles/apa" locale="en-US"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